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. Pile Height</text:p>
          </table:table-cell>
          <table:table-cell office:value-type="float" office:value="2382" calcext:value-type="float">
            <text:p>2382</text:p>
          </table:table-cell>
          <table:table-cell table:formula="of:=[.B1]/10^4" office:value-type="float" office:value="0.2382" calcext:value-type="float">
            <text:p>0,2382</text:p>
          </table:table-cell>
          <table:table-cell/>
          <table:table-cell office:value-type="float" office:value="-62709" calcext:value-type="float">
            <text:p>-62709</text:p>
          </table:table-cell>
          <table:table-cell table:formula="of:=[.E1]/10^4" office:value-type="float" office:value="-6.2709" calcext:value-type="float">
            <text:p>-6,2709</text:p>
          </table:table-cell>
        </table:table-row>
        <table:table-row table:style-name="ro1">
          <table:table-cell office:value-type="string" calcext:value-type="string">
            <text:p>2. Holes</text:p>
          </table:table-cell>
          <table:table-cell office:value-type="float" office:value="-135028" calcext:value-type="float">
            <text:p>-135028</text:p>
          </table:table-cell>
          <table:table-cell table:formula="of:=[.B2]/10^4" office:value-type="float" office:value="-13.5028" calcext:value-type="float">
            <text:p>-13,5028</text:p>
          </table:table-cell>
          <table:table-cell/>
          <table:table-cell office:value-type="float" office:value="-30271" calcext:value-type="float">
            <text:p>-30271</text:p>
          </table:table-cell>
          <table:table-cell table:formula="of:=[.E2]/10^4" office:value-type="float" office:value="-3.0271" calcext:value-type="float">
            <text:p>-3,0271</text:p>
          </table:table-cell>
        </table:table-row>
        <table:table-row table:style-name="ro1">
          <table:table-cell office:value-type="string" calcext:value-type="string">
            <text:p>3. Connectd Holes</text:p>
          </table:table-cell>
          <table:table-cell office:value-type="float" office:value="-48491" calcext:value-type="float">
            <text:p>-48491</text:p>
          </table:table-cell>
          <table:table-cell table:formula="of:=[.B3]/10^4" office:value-type="float" office:value="-4.8491" calcext:value-type="float">
            <text:p>-4,84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]/10^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 Removed Lines</text:p>
          </table:table-cell>
          <table:table-cell office:value-type="float" office:value="-74343" calcext:value-type="float">
            <text:p>-74343</text:p>
          </table:table-cell>
          <table:table-cell table:formula="of:=[.B4]/10^4" office:value-type="float" office:value="-7.4343" calcext:value-type="float">
            <text:p>-7,4343</text:p>
          </table:table-cell>
          <table:table-cell/>
          <table:table-cell office:value-type="float" office:value="-48621" calcext:value-type="float">
            <text:p>-48621</text:p>
          </table:table-cell>
          <table:table-cell table:formula="of:=[.E4]/10^4" office:value-type="float" office:value="-4.8621" calcext:value-type="float">
            <text:p>-4,8621</text:p>
          </table:table-cell>
        </table:table-row>
        <table:table-row table:style-name="ro1">
          <table:table-cell office:value-type="string" calcext:value-type="string">
            <text:p>5. Altitude Difference</text:p>
          </table:table-cell>
          <table:table-cell office:value-type="float" office:value="59739" calcext:value-type="float">
            <text:p>59739</text:p>
          </table:table-cell>
          <table:table-cell table:formula="of:=[.B5]/10^4" office:value-type="float" office:value="5.9739" calcext:value-type="float">
            <text:p>5,9739</text:p>
          </table:table-cell>
          <table:table-cell/>
          <table:table-cell office:value-type="float" office:value="35395" calcext:value-type="float">
            <text:p>35395</text:p>
          </table:table-cell>
          <table:table-cell table:formula="of:=[.E5]/10^4" office:value-type="float" office:value="3.5395" calcext:value-type="float">
            <text:p>3,5395</text:p>
          </table:table-cell>
        </table:table-row>
        <table:table-row table:style-name="ro1">
          <table:table-cell office:value-type="string" calcext:value-type="string">
            <text:p>6. Maximum Well Depth</text:p>
          </table:table-cell>
          <table:table-cell office:value-type="float" office:value="-72528" calcext:value-type="float">
            <text:p>-72528</text:p>
          </table:table-cell>
          <table:table-cell table:formula="of:=[.B6]/10^4" office:value-type="float" office:value="-7.2528" calcext:value-type="float">
            <text:p>-7,2528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[.E6]/10^4" office:value-type="float" office:value="-0.0012" calcext:value-type="float">
            <text:p>-0,0012</text:p>
          </table:table-cell>
        </table:table-row>
        <table:table-row table:style-name="ro1">
          <table:table-cell office:value-type="string" calcext:value-type="string">
            <text:p>7. Sum of all Wells (CF)</text:p>
          </table:table-cell>
          <table:table-cell office:value-type="float" office:value="-61591" calcext:value-type="float">
            <text:p>-61591</text:p>
          </table:table-cell>
          <table:table-cell table:formula="of:=[.B7]/10^4" office:value-type="float" office:value="-6.1591" calcext:value-type="float">
            <text:p>-6,1591</text:p>
          </table:table-cell>
          <table:table-cell/>
          <table:table-cell office:value-type="float" office:value="-43810" calcext:value-type="float">
            <text:p>-43810</text:p>
          </table:table-cell>
          <table:table-cell table:formula="of:=[.E7]/10^4" office:value-type="float" office:value="-4.381" calcext:value-type="float">
            <text:p>-4,381</text:p>
          </table:table-cell>
        </table:table-row>
        <table:table-row table:style-name="ro1">
          <table:table-cell office:value-type="string" calcext:value-type="string">
            <text:p>8. Landing Height (PD)</text:p>
          </table:table-cell>
          <table:table-cell office:value-type="float" office:value="13344" calcext:value-type="float">
            <text:p>13344</text:p>
          </table:table-cell>
          <table:table-cell table:formula="of:=[.B8]/10^4" office:value-type="float" office:value="1.3344" calcext:value-type="float">
            <text:p>1,334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]/10^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. Blocks (CF)</text:p>
          </table:table-cell>
          <table:table-cell office:value-type="float" office:value="-19737" calcext:value-type="float">
            <text:p>-19737</text:p>
          </table:table-cell>
          <table:table-cell table:formula="of:=[.B9]/10^4" office:value-type="float" office:value="-1.9737" calcext:value-type="float">
            <text:p>-1,973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]/10^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 Weighted Blocks (CF)</text:p>
          </table:table-cell>
          <table:table-cell office:value-type="float" office:value="-47653" calcext:value-type="float">
            <text:p>-47653</text:p>
          </table:table-cell>
          <table:table-cell table:formula="of:=[.B10]/10^4" office:value-type="float" office:value="-4.7653" calcext:value-type="float">
            <text:p>-4,7653</text:p>
          </table:table-cell>
          <table:table-cell/>
          <table:table-cell office:value-type="float" office:value="-4041" calcext:value-type="float">
            <text:p>-4041</text:p>
          </table:table-cell>
          <table:table-cell table:formula="of:=[.E10]/10^4" office:value-type="float" office:value="-0.4041" calcext:value-type="float">
            <text:p>-0,4041</text:p>
          </table:table-cell>
        </table:table-row>
        <table:table-row table:style-name="ro1">
          <table:table-cell office:value-type="string" calcext:value-type="string">
            <text:p>11. Row Transitions (PD)</text:p>
          </table:table-cell>
          <table:table-cell office:value-type="float" office:value="-50015" calcext:value-type="float">
            <text:p>-50015</text:p>
          </table:table-cell>
          <table:table-cell table:formula="of:=[.B11]/10^4" office:value-type="float" office:value="-5.0015" calcext:value-type="float">
            <text:p>-5,0015</text:p>
          </table:table-cell>
          <table:table-cell/>
          <table:table-cell office:value-type="float" office:value="-44262" calcext:value-type="float">
            <text:p>-44262</text:p>
          </table:table-cell>
          <table:table-cell table:formula="of:=[.E11]/10^4" office:value-type="float" office:value="-4.4262" calcext:value-type="float">
            <text:p>-4,4262</text:p>
          </table:table-cell>
        </table:table-row>
        <table:table-row table:style-name="ro1">
          <table:table-cell office:value-type="string" calcext:value-type="string">
            <text:p>12. Column Transitions (PD)</text:p>
          </table:table-cell>
          <table:table-cell office:value-type="float" office:value="-144688" calcext:value-type="float">
            <text:p>-144688</text:p>
          </table:table-cell>
          <table:table-cell table:formula="of:=[.B12]/10^4" office:value-type="float" office:value="-14.4688" calcext:value-type="float">
            <text:p>-14,4688</text:p>
          </table:table-cell>
          <table:table-cell/>
          <table:table-cell office:value-type="float" office:value="-5832" calcext:value-type="float">
            <text:p>-5832</text:p>
          </table:table-cell>
          <table:table-cell table:formula="of:=[.E12]/10^4" office:value-type="float" office:value="-0.5832" calcext:value-type="float">
            <text:p>-0,583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34m lines</text:p>
          </table:table-cell>
          <table:table-cell table:number-columns-repeated="2"/>
          <table:table-cell office:value-type="string" calcext:value-type="string">
            <text:p>480m lin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integer-digits="3" number:grouping="true"/>
    </number:number-style>
    <number:number-style style:name="N111">
      <number:number number:decimal-places="0" number:min-integer-digits="5" number:grouping="true"/>
    </number:number-style>
    <number:number-style style:name="N112">
      <number:number number:decimal-places="0" number:min-integer-digits="4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4T01:40:51.09012911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2" meta:object-count="0"/>
  </office:meta>
</office:document-meta>
</file>